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a597096" style:parent-style-name="Table_20_Contents">
      <style:text-properties fo:background-color="#00cc33"/>
    </style:style>
    <style:style style:family="paragraph" style:name="a9f5c05" style:parent-style-name="Table_20_Contents">
      <style:text-properties fo:background-color="#00cc33"/>
    </style:style>
    <style:style style:family="paragraph" style:name="ac58d99" style:parent-style-name="Table_20_Contents">
      <style:text-properties fo:background-color="#00cc33"/>
    </style:style>
    <style:style style:family="paragraph" style:name="ab632c3" style:parent-style-name="Table_20_Contents">
      <style:text-properties fo:background-color="#00cc33"/>
    </style:style>
    <style:style style:family="paragraph" style:name="ab2fdec" style:parent-style-name="Table_20_Contents">
      <style:text-properties fo:background-color="#00cc33"/>
    </style:style>
    <style:style style:family="paragraph" style:name="a3d07e0" style:parent-style-name="Table_20_Contents">
      <style:text-properties fo:background-color="#00cc33"/>
    </style:style>
    <style:style style:family="paragraph" style:name="a2fb52a" style:parent-style-name="Table_20_Contents">
      <style:text-properties fo:background-color="#00cc33"/>
    </style:style>
    <style:style style:family="paragraph" style:name="ab60e0e" style:parent-style-name="Table_20_Contents">
      <style:text-properties fo:background-color="#00cc33"/>
    </style:style>
    <style:style style:family="paragraph" style:name="a87caf5" style:parent-style-name="Table_20_Contents">
      <style:text-properties fo:background-color="#00cc33"/>
    </style:style>
    <style:style style:family="paragraph" style:name="aa862c3" style:parent-style-name="Table_20_Contents">
      <style:text-properties fo:background-color="#00cc33"/>
    </style:style>
    <style:style style:family="paragraph" style:name="a4a2f65" style:parent-style-name="Table_20_Contents">
      <style:text-properties fo:background-color="#00cc33"/>
    </style:style>
    <style:style style:family="paragraph" style:name="a4c3137" style:parent-style-name="Table_20_Contents">
      <style:text-properties fo:background-color="#00cc33"/>
    </style:style>
    <style:style style:family="paragraph" style:name="ae611e0" style:parent-style-name="Table_20_Contents">
      <style:text-properties fo:background-color="#00cc33"/>
    </style:style>
    <style:style style:family="paragraph" style:name="a562f6d" style:parent-style-name="Table_20_Contents">
      <style:text-properties fo:background-color="#00cc33"/>
    </style:style>
    <style:style style:family="paragraph" style:name="a9bea8c" style:parent-style-name="Table_20_Contents">
      <style:text-properties fo:background-color="#00cc33"/>
    </style:style>
    <style:style style:family="paragraph" style:name="a9666a7" style:parent-style-name="Table_20_Contents">
      <style:text-properties fo:background-color="#00cc33"/>
    </style:style>
    <style:style style:family="paragraph" style:name="a6fc82e" style:parent-style-name="Table_20_Contents">
      <style:text-properties fo:background-color="#00cc33"/>
    </style:style>
    <style:style style:family="paragraph" style:name="ae7a0ab" style:parent-style-name="Table_20_Contents">
      <style:text-properties fo:background-color="#00cc33"/>
    </style:style>
    <style:style style:family="paragraph" style:name="a1c9d22" style:parent-style-name="Table_20_Contents">
      <style:text-properties fo:background-color="#00cc33"/>
    </style:style>
    <style:style style:family="paragraph" style:name="a44a5ba" style:parent-style-name="Table_20_Contents">
      <style:text-properties fo:background-color="#00cc33"/>
    </style:style>
    <style:style style:family="paragraph" style:name="a7b6685" style:parent-style-name="Table_20_Contents">
      <style:text-properties fo:background-color="#00cc33"/>
    </style:style>
    <style:style style:family="paragraph" style:name="adedef0" style:parent-style-name="Table_20_Contents">
      <style:text-properties fo:background-color="#00cc33"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G1">
      <style:table-cell-properties fo:background-color="#00cc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G2">
      <style:table-cell-properties fo:background-color="#00cc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number:number-style style:name="N0">
      <number:number number:min-integer-digits="1"/>
    </number:number-style>
    <style:style style:family="table-column" style:name="abaf1b2">
      <style:table-column-properties style:column-width="17.0mm"/>
    </style:style>
    <style:style style:family="table-column" style:name="ab52a77">
      <style:table-column-properties style:column-width="17.01mm"/>
    </style:style>
    <style:style style:family="table" style:name="aef93f8">
      <style:table-properties style:rel-width="100%" style:width="17cm" table:align="margins"/>
    </style:style>
    <style:style style:family="table-column" style:name="a1d00f3">
      <style:table-column-properties style:column-width="17.0mm"/>
    </style:style>
    <style:style style:family="table-column" style:name="aa42d50">
      <style:table-column-properties style:column-width="17.01mm"/>
    </style:style>
    <style:style style:family="table-column" style:name="ad0f21f">
      <style:table-column-properties style:column-width="15.45mm"/>
    </style:style>
    <style:style style:family="table-column" style:name="adf849f">
      <style:table-column-properties style:column-width="15.47mm"/>
    </style:style>
    <style:style style:family="table" style:name="ad1323e">
      <style:table-properties style:rel-width="100%" style:width="17cm" table:align="margins"/>
    </style:style>
    <style:style style:family="table-column" style:name="a45822b">
      <style:table-column-properties style:column-width="15.45mm"/>
    </style:style>
    <style:style style:family="table-column" style:name="ae2cbf0">
      <style:table-column-properties style:column-width="15.47mm"/>
    </style:style>
    <style:style style:family="table-column" style:name="ab517a3">
      <style:table-column-properties style:column-width="14.17mm"/>
    </style:style>
    <style:style style:family="table-column" style:name="af85e2a">
      <style:table-column-properties style:column-width="14.18mm"/>
    </style:style>
    <style:style style:family="table" style:name="a2982c4">
      <style:table-properties style:rel-width="100%" style:width="17cm" table:align="margins"/>
    </style:style>
    <style:style style:family="table-column" style:name="a7b9da3">
      <style:table-column-properties style:column-width="14.17mm"/>
    </style:style>
    <style:style style:family="table-column" style:name="ae5d287">
      <style:table-column-properties style:column-width="14.18mm"/>
    </style:style>
    <style:style style:family="table-column" style:name="a7c6ffd">
      <style:table-column-properties style:column-width="13.08mm"/>
    </style:style>
    <style:style style:family="table-column" style:name="a4ba326">
      <style:table-column-properties style:column-width="13.09mm"/>
    </style:style>
    <style:style style:family="table" style:name="a46dca0">
      <style:table-properties style:rel-width="100%" style:width="17cm" table:align="margins"/>
    </style:style>
    <style:style style:family="table-column" style:name="ae18c96">
      <style:table-column-properties style:column-width="13.08mm"/>
    </style:style>
    <style:style style:family="table-column" style:name="ac2a36f">
      <style:table-column-properties style:column-width="13.09mm"/>
    </style:style>
    <style:style style:family="table-column" style:name="a028f8e">
      <style:table-column-properties style:column-width="12.14mm"/>
    </style:style>
    <style:style style:family="table-column" style:name="a71aa08">
      <style:table-column-properties style:column-width="12.15mm"/>
    </style:style>
    <style:style style:family="table" style:name="aa3b8aa">
      <style:table-properties style:rel-width="100%" style:width="17cm" table:align="margins"/>
    </style:style>
    <style:style style:family="table-column" style:name="ad95e8c">
      <style:table-column-properties style:column-width="12.14mm"/>
    </style:style>
    <style:style style:family="table-column" style:name="a0833e4">
      <style:table-column-properties style:column-width="12.15mm"/>
    </style:style>
    <style:style style:family="table-column" style:name="addb5d0">
      <style:table-column-properties style:column-width="11.33mm"/>
    </style:style>
    <style:style style:family="table-column" style:name="ad2bb45">
      <style:table-column-properties style:column-width="11.34mm"/>
    </style:style>
    <style:style style:family="table" style:name="afb61a6">
      <style:table-properties style:rel-width="100%" style:width="17cm" table:align="margins"/>
    </style:style>
    <style:style style:family="table-column" style:name="a82fbc4">
      <style:table-column-properties style:column-width="11.33mm"/>
    </style:style>
    <style:style style:family="table-column" style:name="a71aba8">
      <style:table-column-properties style:column-width="11.34m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afb61a6">
        <table:table-column table:number-columns-repeated="13" table:style-name="a82fbc4"/>
        <table:table-column table:number-columns-repeated="2" table:style-name="a71aba8"/>
        <table:table-row>
          <table:table-cell office:value="0" office:value-type="float" table:style-name="Tabelle1.A1">
            <text:p text:style-name="Table_20_Contents">0</text:p>
          </table:table-cell>
          <table:table-cell table:style-name="Tabelle1.A1">
            <text:p text:style-name="Table_20_Contents"/>
          </table:table-cell>
          <table:table-cell office:value="1" office:value-type="float" table:style-name="Tabelle1.A1">
            <text:p text:style-name="Table_20_Contents">1</text:p>
          </table:table-cell>
          <table:table-cell office:value="2" office:value-type="float" table:style-name="Tabelle1.A1">
            <text:p text:style-name="Table_20_Contents">2</text:p>
          </table:table-cell>
          <table:table-cell office:value="3" office:value-type="float" table:style-name="Tabelle1.D1">
            <text:p text:style-name="Table_20_Contents">3</text:p>
          </table:table-cell>
          <table:table-cell table:style-name="Tabelle1.D1">
            <text:p text:style-name="Table_20_Contents"/>
          </table:table-cell>
          <table:table-cell office:value="4" office:value-type="float" table:style-name="Tabelle1.D1">
            <text:p text:style-name="Table_20_Contents">4</text:p>
          </table:table-cell>
          <table:table-cell office:value="5" office:value-type="float" table:style-name="Tabelle1.D1">
            <text:p text:style-name="Table_20_Contents">5</text:p>
          </table:table-cell>
          <table:table-cell table:style-name="Tabelle1.D1">
            <text:p text:style-name="a44a5ba"/>
          </table:table-cell>
          <table:table-cell office:value="6" office:value-type="float" table:style-name="Tabelle1.G1">
            <text:p text:style-name="P1">6</text:p>
          </table:table-cell>
          <table:table-cell table:style-name="Tabelle1.G1">
            <text:p text:style-name="ae7a0ab"/>
          </table:table-cell>
          <table:table-cell table:style-name="Tabelle1.G1">
            <text:p text:style-name="adedef0"/>
          </table:table-cell>
          <table:table-cell office:value="7" office:value-type="float" table:style-name="Tabelle1.G1">
            <text:p text:style-name="P1">7</text:p>
          </table:table-cell>
          <table:table-cell office:value="8" office:value-type="float" table:style-name="Tabelle1.I1">
            <text:p text:style-name="P1">8</text:p>
          </table:table-cell>
          <table:table-cell table:style-name="Tabelle1.I1">
            <text:p text:style-name="a9666a7"/>
          </table:table-cell>
        </table:table-row>
        <table:table-row>
          <table:table-cell table:style-name="Tabelle1.A1">
            <text:p text:style-name="Table_20_Contents"/>
          </table:table-cell>
          <table:table-cell table:style-name="Tabelle1.A1">
            <text:p text:style-name="Table_20_Contents"/>
          </table:table-cell>
          <table:table-cell table:style-name="Tabelle1.A1">
            <text:p text:style-name="Table_20_Contents"/>
          </table:table-cell>
          <table:table-cell table:style-name="Tabelle1.A1">
            <text:p text:style-name="Table_20_Contents"/>
          </table:table-cell>
          <table:table-cell table:style-name="Tabelle1.D1">
            <text:p text:style-name="Table_20_Contents"/>
          </table:table-cell>
          <table:table-cell table:style-name="Tabelle1.D1">
            <text:p text:style-name="Table_20_Contents"/>
          </table:table-cell>
          <table:table-cell table:style-name="Tabelle1.D1">
            <text:p text:style-name="Table_20_Contents"/>
          </table:table-cell>
          <table:table-cell table:style-name="Tabelle1.D1">
            <text:p text:style-name="Table_20_Contents"/>
          </table:table-cell>
          <table:table-cell table:style-name="Tabelle1.D1">
            <text:p text:style-name="a2fb52a"/>
          </table:table-cell>
          <table:table-cell table:style-name="Tabelle1.G1">
            <text:p text:style-name="a3d07e0"/>
          </table:table-cell>
          <table:table-cell table:style-name="Tabelle1.G1">
            <text:p text:style-name="ab2fdec"/>
          </table:table-cell>
          <table:table-cell table:style-name="Tabelle1.G1">
            <text:p text:style-name="ab632c3"/>
          </table:table-cell>
          <table:table-cell table:style-name="Tabelle1.G1">
            <text:p text:style-name="ac58d99"/>
          </table:table-cell>
          <table:table-cell table:style-name="Tabelle1.I1">
            <text:p text:style-name="a9f5c05"/>
          </table:table-cell>
          <table:table-cell table:style-name="Tabelle1.I1">
            <text:p text:style-name="a597096"/>
          </table:table-cell>
        </table:table-row>
        <table:table-row>
          <table:table-cell office:value-type="string" table:style-name="Tabelle1.A2">
            <text:p text:style-name="Table_20_Contents">a</text:p>
          </table:table-cell>
          <table:table-cell table:style-name="Tabelle1.A2">
            <text:p text:style-name="Table_20_Contents"/>
          </table:table-cell>
          <table:table-cell office:value-type="string" table:style-name="Tabelle1.A2">
            <text:p text:style-name="Table_20_Contents">b</text:p>
          </table:table-cell>
          <table:table-cell office:value-type="string" table:style-name="Tabelle1.A2">
            <text:p text:style-name="Table_20_Contents">c</text:p>
          </table:table-cell>
          <table:table-cell office:value-type="string" table:style-name="Tabelle1.D2">
            <text:p text:style-name="Table_20_Contents">d</text:p>
          </table:table-cell>
          <table:table-cell table:style-name="Tabelle1.D2">
            <text:p text:style-name="Table_20_Contents"/>
          </table:table-cell>
          <table:table-cell office:value-type="string" table:style-name="Tabelle1.D2">
            <text:p text:style-name="Table_20_Contents">e</text:p>
          </table:table-cell>
          <table:table-cell office:value-type="string" table:style-name="Tabelle1.D2">
            <text:p text:style-name="Table_20_Contents">f</text:p>
          </table:table-cell>
          <table:table-cell table:style-name="Tabelle1.D2">
            <text:p text:style-name="a1c9d22"/>
          </table:table-cell>
          <table:table-cell office:value-type="string" table:style-name="Tabelle1.G2">
            <text:p text:style-name="P1">g</text:p>
          </table:table-cell>
          <table:table-cell table:style-name="Tabelle1.G2">
            <text:p text:style-name="a6fc82e"/>
          </table:table-cell>
          <table:table-cell table:style-name="Tabelle1.G2">
            <text:p text:style-name="a7b6685"/>
          </table:table-cell>
          <table:table-cell office:value-type="string" table:style-name="Tabelle1.G2">
            <text:p text:style-name="P1">h</text:p>
          </table:table-cell>
          <table:table-cell office:value-type="string" table:style-name="Tabelle1.I2">
            <text:p text:style-name="P1">i</text:p>
          </table:table-cell>
          <table:table-cell table:style-name="Tabelle1.I2">
            <text:p text:style-name="a9bea8c"/>
          </table:table-cell>
        </table:table-row>
        <table:table-row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a562f6d"/>
          </table:table-cell>
          <table:table-cell table:style-name="Tabelle1.G2">
            <text:p text:style-name="ae611e0"/>
          </table:table-cell>
          <table:table-cell table:style-name="Tabelle1.G2">
            <text:p text:style-name="a4c3137"/>
          </table:table-cell>
          <table:table-cell table:style-name="Tabelle1.G2">
            <text:p text:style-name="a4a2f65"/>
          </table:table-cell>
          <table:table-cell table:style-name="Tabelle1.G2">
            <text:p text:style-name="aa862c3"/>
          </table:table-cell>
          <table:table-cell table:style-name="Tabelle1.I2">
            <text:p text:style-name="a87caf5"/>
          </table:table-cell>
          <table:table-cell table:style-name="Tabelle1.I2">
            <text:p text:style-name="ab60e0e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8-04-06T23:27:06</dc:date>
    <dc:creator>Svante Schubert</dc:creator>
    <meta:editing-duration>PT0.083S</meta:editing-duration>
    <meta:editing-cycles>5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